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0.83pt" svg:y="368.73pt">
            <loext:p draw:notify-on-update-of-ranges="Sheet1.A15:Sheet1.A15 Sheet1.A16:Sheet1.A24 Sheet1.B15:Sheet1.B15 Sheet1.B16:Sheet1.B24 Sheet1.A15:Sheet1.A15 Sheet1.A16:Sheet1.A24 Sheet1.C15:Sheet1.C15 Sheet1.C16:Sheet1.C24 Sheet1.A15:Sheet1.A15 Sheet1.A16:Sheet1.A24 Sheet1.D15:Sheet1.D15 Sheet1.D16:Sheet1.D24 Sheet1.A15:Sheet1.A15 Sheet1.A16:Sheet1.A24 Sheet1.E15:Sheet1.E15 Sheet1.E16:Sheet1.E24 Sheet1.A15:Sheet1.A15 Sheet1.A16:Sheet1.A24 Sheet1.F15:Sheet1.F15 Sheet1.F16:Sheet1.F24 Sheet1.A15:Sheet1.A15 Sheet1.A16:Sheet1.A24 Sheet1.G15:Sheet1.G15 Sheet1.G16:Sheet1.G24 Sheet1.A15:Sheet1.A15 Sheet1.A16:Sheet1.A24 Sheet1.H15:Sheet1.H15 Sheet1.H16:Sheet1.H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0-body</text:p>
          </table:table-cell>
          <table:table-cell office:value-type="string" calcext:value-type="string">
            <text:p>1-body</text:p>
          </table:table-cell>
          <table:table-cell office:value-type="string" calcext:value-type="string">
            <text:p>2-body</text:p>
          </table:table-cell>
          <table:table-cell office:value-type="string" calcext:value-type="string">
            <text:p>3-body</text:p>
          </table:table-cell>
          <table:table-cell office:value-type="string" calcext:value-type="string">
            <text:p>4-body</text:p>
          </table:table-cell>
          <table:table-cell office:value-type="string" calcext:value-type="string">
            <text:p>5-body</text:p>
          </table:table-cell>
          <table:table-cell office:value-type="string" calcext:value-type="string">
            <text:p>6-body</text:p>
          </table:table-cell>
          <table:table-cell office:value-type="string" calcext:value-type="string">
            <text:p>7-body</text:p>
          </table:table-cell>
          <table:table-cell office:value-type="string" calcext:value-type="string">
            <text:p>8-body</text:p>
          </table:table-cell>
          <table:table-cell office:value-type="string" calcext:value-type="string">
            <text:p>Exact</text:p>
          </table:table-cell>
        </table:table-row>
        <table:table-row table:style-name="ro1">
          <table:table-cell table:formula="of:=1/64" office:value-type="float" office:value="0.015625" calcext:value-type="float">
            <text:p>0.015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202774" calcext:value-type="float">
            <text:p>-18.00202774</text:p>
          </table:table-cell>
          <table:table-cell office:value-type="float" office:value="-18.00202777" calcext:value-type="float">
            <text:p>-18.00202777</text:p>
          </table:table-cell>
          <table:table-cell table:number-columns-repeated="3" office:value-type="float" office:value="-18.00202853" calcext:value-type="float">
            <text:p>-18.00202853</text:p>
          </table:table-cell>
          <table:table-cell table:number-columns-repeated="2"/>
          <table:table-cell office:value-type="float" office:value="-18.00202853" calcext:value-type="float">
            <text:p>-18.00202853</text:p>
          </table:table-cell>
        </table:table-row>
        <table:table-row table:style-name="ro1">
          <table:table-cell table:formula="of:=[.A2]*2" office:value-type="float" office:value="0.03125" calcext:value-type="float">
            <text:p>0.03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0815926" calcext:value-type="float">
            <text:p>-18.00815926</text:p>
          </table:table-cell>
          <table:table-cell office:value-type="float" office:value="-18.00815971" calcext:value-type="float">
            <text:p>-18.00815971</text:p>
          </table:table-cell>
          <table:table-cell table:number-columns-repeated="3" office:value-type="float" office:value="-18.00817213" calcext:value-type="float">
            <text:p>-18.00817213</text:p>
          </table:table-cell>
          <table:table-cell table:number-columns-repeated="2"/>
          <table:table-cell office:value-type="float" office:value="-18.00817213" calcext:value-type="float">
            <text:p>-18.00817213</text:p>
          </table:table-cell>
        </table:table-row>
        <table:table-row table:style-name="ro1">
          <table:table-cell table:formula="of:=[.A3]*2" office:value-type="float" office:value="0.0625" calcext:value-type="float">
            <text:p>0.06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03294513" calcext:value-type="float">
            <text:p>-18.03294513</text:p>
          </table:table-cell>
          <table:table-cell office:value-type="float" office:value="-18.03295265" calcext:value-type="float">
            <text:p>-18.03295265</text:p>
          </table:table-cell>
          <table:table-cell office:value-type="float" office:value="-18.03315783" calcext:value-type="float">
            <text:p>-18.03315783</text:p>
          </table:table-cell>
          <table:table-cell office:value-type="float" office:value="-18.03315789" calcext:value-type="float">
            <text:p>-18.03315789</text:p>
          </table:table-cell>
          <table:table-cell office:value-type="float" office:value="-18.03315833" calcext:value-type="float">
            <text:p>-18.03315833</text:p>
          </table:table-cell>
          <table:table-cell table:number-columns-repeated="2"/>
          <table:table-cell office:value-type="float" office:value="-18.03315833" calcext:value-type="float">
            <text:p>-18.03315833</text:p>
          </table:table-cell>
        </table:table-row>
        <table:table-row table:style-name="ro1">
          <table:table-cell table:formula="of:=[.A4]*2" office:value-type="float" office:value="0.125" calcext:value-type="float">
            <text:p>0.1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13289196" calcext:value-type="float">
            <text:p>-18.13289196</text:p>
          </table:table-cell>
          <table:table-cell office:value-type="float" office:value="-18.13302032" calcext:value-type="float">
            <text:p>-18.13302032</text:p>
          </table:table-cell>
          <table:table-cell office:value-type="float" office:value="-18.13643138" calcext:value-type="float">
            <text:p>-18.13643138</text:p>
          </table:table-cell>
          <table:table-cell office:value-type="float" office:value="-18.13643613" calcext:value-type="float">
            <text:p>-18.13643613</text:p>
          </table:table-cell>
          <table:table-cell office:value-type="float" office:value="-18.13646805" calcext:value-type="float">
            <text:p>-18.13646805</text:p>
          </table:table-cell>
          <table:table-cell table:number-columns-repeated="2"/>
          <table:table-cell office:value-type="float" office:value="-18.13646821" calcext:value-type="float">
            <text:p>-18.13646821</text:p>
          </table:table-cell>
        </table:table-row>
        <table:table-row table:style-name="ro1">
          <table:table-cell table:formula="of:=[.A5]*2" office:value-type="float" office:value="0.25" calcext:value-type="float">
            <text:p>0.2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8.51944651" calcext:value-type="float">
            <text:p>-18.51944651</text:p>
          </table:table-cell>
          <table:table-cell office:value-type="float" office:value="-18.52143953" calcext:value-type="float">
            <text:p>-18.52143953</text:p>
          </table:table-cell>
          <table:table-cell office:value-type="float" office:value="-18.57430777" calcext:value-type="float">
            <text:p>-18.57430777</text:p>
          </table:table-cell>
          <table:table-cell office:value-type="float" office:value="-18.57468275" calcext:value-type="float">
            <text:p>-18.57468275</text:p>
          </table:table-cell>
          <table:table-cell office:value-type="float" office:value="-18.57704943" calcext:value-type="float">
            <text:p>-18.57704943</text:p>
          </table:table-cell>
          <table:table-cell table:number-columns-repeated="2"/>
          <table:table-cell office:value-type="float" office:value="-18.57710947" calcext:value-type="float">
            <text:p>-18.57710947</text:p>
          </table:table-cell>
        </table:table-row>
        <table:table-row table:style-name="ro1">
          <table:table-cell table:formula="of:=[.A6]*2" office:value-type="float" office:value="0.5" calcext:value-type="float">
            <text:p>0.5</text:p>
          </table:table-cell>
          <table:table-cell table:number-columns-repeated="2" office:value-type="float" office:value="-18" calcext:value-type="float">
            <text:p>-18</text:p>
          </table:table-cell>
          <table:table-cell office:value-type="float" office:value="-19.79821323" calcext:value-type="float">
            <text:p>-19.79821323</text:p>
          </table:table-cell>
          <table:table-cell office:value-type="float" office:value="-19.8188212" calcext:value-type="float">
            <text:p>-19.8188212</text:p>
          </table:table-cell>
          <table:table-cell office:value-type="float" office:value="-20.37551826" calcext:value-type="float">
            <text:p>-20.37551826</text:p>
          </table:table-cell>
          <table:table-cell office:value-type="float" office:value="-20.3935321" calcext:value-type="float">
            <text:p>-20.3935321</text:p>
          </table:table-cell>
          <table:table-cell office:value-type="float" office:value="-20.5126176" calcext:value-type="float">
            <text:p>-20.5126176</text:p>
          </table:table-cell>
          <table:table-cell table:number-columns-repeated="2"/>
          <table:table-cell office:value-type="float" office:value="-20.5306956" calcext:value-type="float">
            <text:p>-20.5306956</text:p>
          </table:table-cell>
        </table:table-row>
        <table:table-row table:style-name="ro1">
          <table:table-cell table:formula="of:=[.A7]*2"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-18.32514077" calcext:value-type="float">
            <text:p>-18.32514077</text:p>
          </table:table-cell>
          <table:table-cell office:value-type="float" office:value="-23.09213719" calcext:value-type="float">
            <text:p>-23.09213719</text:p>
          </table:table-cell>
          <table:table-cell office:value-type="float" office:value="-23.20560581" calcext:value-type="float">
            <text:p>-23.20560581</text:p>
          </table:table-cell>
          <table:table-cell office:value-type="float" office:value="-25.91830505" calcext:value-type="float">
            <text:p>-25.91830505</text:p>
          </table:table-cell>
          <table:table-cell office:value-type="float" office:value="-26.11133285" calcext:value-type="float">
            <text:p>-26.11133285</text:p>
          </table:table-cell>
          <table:table-cell office:value-type="float" office:value="-27.43169266" calcext:value-type="float">
            <text:p>-27.43169266</text:p>
          </table:table-cell>
          <table:table-cell table:number-columns-repeated="2"/>
          <table:table-cell office:value-type="float" office:value="-28.25829373" calcext:value-type="float">
            <text:p>-28.25829373</text:p>
          </table:table-cell>
        </table:table-row>
        <table:table-row table:style-name="ro1">
          <table:table-cell table:formula="of:=[.A8]*2" office:value-type="float" office:value="2" calcext:value-type="float">
            <text:p>2</text:p>
          </table:table-cell>
          <table:table-cell office:value-type="float" office:value="-18" calcext:value-type="float">
            <text:p>-18</text:p>
          </table:table-cell>
          <table:table-cell office:value-type="float" office:value="-20.65028154" calcext:value-type="float">
            <text:p>-20.65028154</text:p>
          </table:table-cell>
          <table:table-cell office:value-type="float" office:value="-30.24056667" calcext:value-type="float">
            <text:p>-30.24056667</text:p>
          </table:table-cell>
          <table:table-cell office:value-type="float" office:value="-30.62952966" calcext:value-type="float">
            <text:p>-30.62952966</text:p>
          </table:table-cell>
          <table:table-cell office:value-type="float" office:value="-38.45362441" calcext:value-type="float">
            <text:p>-38.45362441</text:p>
          </table:table-cell>
          <table:table-cell office:value-type="float" office:value="-39.20160038" calcext:value-type="float">
            <text:p>-39.20160038</text:p>
          </table:table-cell>
          <table:table-cell office:value-type="float" office:value="-43.93748855" calcext:value-type="float">
            <text:p>-43.93748855</text:p>
          </table:table-cell>
          <table:table-cell table:number-columns-repeated="2"/>
          <table:table-cell office:value-type="float" office:value="-49.41281263" calcext:value-type="float">
            <text:p>-49.41281263</text:p>
          </table:table-cell>
        </table:table-row>
        <table:table-row table:style-name="ro1">
          <table:table-cell table:formula="of:=[.A9]*2"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-25.30056308" calcext:value-type="float">
            <text:p>-25.30056308</text:p>
          </table:table-cell>
          <table:table-cell office:value-type="float" office:value="-44.83708048" calcext:value-type="float">
            <text:p>-44.83708048</text:p>
          </table:table-cell>
          <table:table-cell office:value-type="float" office:value="-45.86315848" calcext:value-type="float">
            <text:p>-45.86315848</text:p>
          </table:table-cell>
          <table:table-cell office:value-type="float" office:value="-64.16047017" calcext:value-type="float">
            <text:p>-64.16047017</text:p>
          </table:table-cell>
          <table:table-cell office:value-type="float" office:value="-66.15405541" calcext:value-type="float">
            <text:p>-66.15405541</text:p>
          </table:table-cell>
          <table:table-cell office:value-type="float" office:value="-78.01453185" calcext:value-type="float">
            <text:p>-78.01453185</text:p>
          </table:table-cell>
          <table:table-cell table:number-columns-repeated="2"/>
          <table:table-cell office:value-type="float" office:value="-95.5407249" calcext:value-type="float">
            <text:p>-95.5407249</text:p>
          </table:table-cell>
        </table:table-row>
        <table:table-row table:style-name="ro1">
          <table:table-cell table:formula="of:=[.A10]*2"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office:value-type="float" office:value="-34.60112616" calcext:value-type="float">
            <text:p>-34.60112616</text:p>
          </table:table-cell>
          <table:table-cell office:value-type="float" office:value="-74.17627165" calcext:value-type="float">
            <text:p>-74.17627165</text:p>
          </table:table-cell>
          <table:table-cell office:value-type="float" office:value="-76.53860625" calcext:value-type="float">
            <text:p>-76.53860625</text:p>
          </table:table-cell>
          <table:table-cell office:value-type="float" office:value="-115.85167617" calcext:value-type="float">
            <text:p>-115.85167617</text:p>
          </table:table-cell>
          <table:table-cell office:value-type="float" office:value="-120.41648304" calcext:value-type="float">
            <text:p>-120.41648304</text:p>
          </table:table-cell>
          <table:table-cell office:value-type="float" office:value="-146.60280401" calcext:value-type="float">
            <text:p>-146.60280401</text:p>
          </table:table-cell>
          <table:table-cell table:number-columns-repeated="3"/>
        </table:table-row>
        <table:table-row table:style-name="ro1">
          <table:table-cell table:formula="of:=[.A11]*2" office:value-type="float" office:value="16" calcext:value-type="float">
            <text:p>16</text:p>
          </table:table-cell>
          <table:table-cell office:value-type="float" office:value="-18" calcext:value-type="float">
            <text:p>-18</text:p>
          </table:table-cell>
          <table:table-cell office:value-type="float" office:value="-53.20225232" calcext:value-type="float">
            <text:p>-53.20225232</text:p>
          </table:table-cell>
          <table:table-cell office:value-type="float" office:value="-132.92572469" calcext:value-type="float">
            <text:p>-132.92572469</text:p>
          </table:table-cell>
          <table:table-cell office:value-type="float" office:value="-137.99836871" calcext:value-type="float">
            <text:p>-137.99836871</text:p>
          </table:table-cell>
          <table:table-cell office:value-type="float" office:value="-219.36272574" calcext:value-type="float">
            <text:p>-219.36272574</text:p>
          </table:table-cell>
          <table:table-cell office:value-type="float" office:value="-229.11448612" calcext:value-type="float">
            <text:p>-229.11448612</text:p>
          </table:table-cell>
          <table:table-cell table:number-columns-repeated="4"/>
        </table:table-row>
        <table:table-row table:style-name="ro1">
          <table:table-cell table:formula="of:=[.A12]*2" office:value-type="float" office:value="32" calcext:value-type="float">
            <text:p>32</text:p>
          </table:table-cell>
          <table:table-cell office:value-type="float" office:value="-18" calcext:value-type="float">
            <text:p>-18</text:p>
          </table:table-cell>
          <table:table-cell office:value-type="float" office:value="-90.40450464" calcext:value-type="float">
            <text:p>-90.40450464</text:p>
          </table:table-cell>
          <table:table-cell office:value-type="float" office:value="-250.45954263" calcext:value-type="float">
            <text:p>-250.45954263</text:p>
          </table:table-cell>
          <table:table-cell office:value-type="float" office:value="-260.97376515" calcext:value-type="float">
            <text:p>-260.97376515</text:p>
          </table:table-cell>
          <table:table-cell office:value-type="float" office:value="-426.44669208" calcext:value-type="float">
            <text:p>-426.44669208</text:p>
          </table:table-cell>
          <table:table-cell office:value-type="float" office:value="-446.59598329" calcext:value-type="float">
            <text:p>-446.59598329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elta E</text:p>
          </table:table-cell>
          <table:table-cell table:formula="of:=[.B1]" office:value-type="string" office:string-value="0-body" calcext:value-type="string">
            <text:p>0-body</text:p>
          </table:table-cell>
          <table:table-cell table:formula="of:=[.C1]" office:value-type="string" office:string-value="1-body" calcext:value-type="string">
            <text:p>1-body</text:p>
          </table:table-cell>
          <table:table-cell table:formula="of:=[.D1]" office:value-type="string" office:string-value="2-body" calcext:value-type="string">
            <text:p>2-body</text:p>
          </table:table-cell>
          <table:table-cell table:formula="of:=[.E1]" office:value-type="string" office:string-value="3-body" calcext:value-type="string">
            <text:p>3-body</text:p>
          </table:table-cell>
          <table:table-cell table:formula="of:=[.F1]" office:value-type="string" office:string-value="4-body" calcext:value-type="string">
            <text:p>4-body</text:p>
          </table:table-cell>
          <table:table-cell table:formula="of:=[.G1]" office:value-type="string" office:string-value="5-body" calcext:value-type="string">
            <text:p>5-body</text:p>
          </table:table-cell>
          <table:table-cell table:formula="of:=[.H1]" office:value-type="string" office:string-value="6-body" calcext:value-type="string">
            <text:p>6-body</text:p>
          </table:table-cell>
          <table:table-cell table:formula="of:=[.I1]" office:value-type="string" office:string-value="7-body" calcext:value-type="string">
            <text:p>7-body</text:p>
          </table:table-cell>
          <table:table-cell table:formula="of:=[.J1]" office:value-type="string" office:string-value="8-body" calcext:value-type="string">
            <text:p>8-body</text:p>
          </table:table-cell>
          <table:table-cell/>
        </table:table-row>
        <table:table-row table:style-name="ro1">
          <table:table-cell table:formula="of:=[.A2]" office:value-type="float" office:value="0.015625" calcext:value-type="float">
            <text:p>0.015625</text:p>
          </table:table-cell>
          <table:table-cell table:style-name="ce1" table:formula="of:=([.B2]-[.$B2])/([.$K2]-[.$B2])" office:value-type="float" office:value="-0" calcext:value-type="float">
            <text:p>0.0000</text:p>
          </table:table-cell>
          <table:table-cell table:style-name="ce1" table:formula="of:=([.C2]-[.$B2])/([.$K2]-[.$B2])" office:value-type="float" office:value="-0" calcext:value-type="float">
            <text:p>0.0000</text:p>
          </table:table-cell>
          <table:table-cell table:style-name="ce1" table:formula="of:=([.D2]-[.$B2])/([.$K2]-[.$B2])" office:value-type="float" office:value="0.999610555426138" calcext:value-type="float">
            <text:p>0.9996</text:p>
          </table:table-cell>
          <table:table-cell table:style-name="ce1" table:formula="of:=([.E2]-[.$B2])/([.$K2]-[.$B2])" office:value-type="float" office:value="0.999625344461786" calcext:value-type="float">
            <text:p>0.9996</text:p>
          </table:table-cell>
          <table:table-cell table:style-name="ce1" table:formula="of:=([.F2]-[.$B2])/([.$K2]-[.$B2])" office:value-type="float" office:value="1" calcext:value-type="float">
            <text:p>1.0000</text:p>
          </table:table-cell>
          <table:table-cell table:style-name="ce1" table:formula="of:=([.G2]-[.$B2])/([.$K2]-[.$B2])" office:value-type="float" office:value="1" calcext:value-type="float">
            <text:p>1.0000</text:p>
          </table:table-cell>
          <table:table-cell table:style-name="ce1" table:formula="of:=([.H2]-[.$B2])/([.$K2]-[.$B2])" office:value-type="float" office:value="1" calcext:value-type="float">
            <text:p>1.0000</text:p>
          </table:table-cell>
          <table:table-cell table:style-name="ce1" table:number-columns-repeated="3"/>
        </table:table-row>
        <table:table-row table:style-name="ro1">
          <table:table-cell table:formula="of:=[.A3]" office:value-type="float" office:value="0.03125" calcext:value-type="float">
            <text:p>0.03125</text:p>
          </table:table-cell>
          <table:table-cell table:style-name="ce1" table:formula="of:=([.B3]-[.$B3])/([.$K3]-[.$B3])" office:value-type="float" office:value="-0" calcext:value-type="float">
            <text:p>0.0000</text:p>
          </table:table-cell>
          <table:table-cell table:style-name="ce1" table:formula="of:=([.C3]-[.$B3])/([.$K3]-[.$B3])" office:value-type="float" office:value="-0" calcext:value-type="float">
            <text:p>0.0000</text:p>
          </table:table-cell>
          <table:table-cell table:style-name="ce1" table:formula="of:=([.D3]-[.$B3])/([.$K3]-[.$B3])" office:value-type="float" office:value="0.998425135185189" calcext:value-type="float">
            <text:p>0.9984</text:p>
          </table:table-cell>
          <table:table-cell table:style-name="ce1" table:formula="of:=([.E3]-[.$B3])/([.$K3]-[.$B3])" office:value-type="float" office:value="0.998480200388717" calcext:value-type="float">
            <text:p>0.9985</text:p>
          </table:table-cell>
          <table:table-cell table:style-name="ce1" table:formula="of:=([.F3]-[.$B3])/([.$K3]-[.$B3])" office:value-type="float" office:value="1" calcext:value-type="float">
            <text:p>1.0000</text:p>
          </table:table-cell>
          <table:table-cell table:style-name="ce1" table:formula="of:=([.G3]-[.$B3])/([.$K3]-[.$B3])" office:value-type="float" office:value="1" calcext:value-type="float">
            <text:p>1.0000</text:p>
          </table:table-cell>
          <table:table-cell table:style-name="ce1" table:formula="of:=([.H3]-[.$B3])/([.$K3]-[.$B3])" office:value-type="float" office:value="1" calcext:value-type="float">
            <text:p>1.0000</text:p>
          </table:table-cell>
          <table:table-cell table:style-name="ce1" table:number-columns-repeated="3"/>
        </table:table-row>
        <table:table-row table:style-name="ro1">
          <table:table-cell table:formula="of:=[.A4]" office:value-type="float" office:value="0.0625" calcext:value-type="float">
            <text:p>0.0625</text:p>
          </table:table-cell>
          <table:table-cell table:style-name="ce1" table:formula="of:=([.B4]-[.$B4])/([.$K4]-[.$B4])" office:value-type="float" office:value="-0" calcext:value-type="float">
            <text:p>0.0000</text:p>
          </table:table-cell>
          <table:table-cell table:style-name="ce1" table:formula="of:=([.C4]-[.$B4])/([.$K4]-[.$B4])" office:value-type="float" office:value="-0" calcext:value-type="float">
            <text:p>0.0000</text:p>
          </table:table-cell>
          <table:table-cell table:style-name="ce1" table:formula="of:=([.D4]-[.$B4])/([.$K4]-[.$B4])" office:value-type="float" office:value="0.993570243133551" calcext:value-type="float">
            <text:p>0.9936</text:p>
          </table:table-cell>
          <table:table-cell table:style-name="ce1" table:formula="of:=([.E4]-[.$B4])/([.$K4]-[.$B4])" office:value-type="float" office:value="0.993797033807175" calcext:value-type="float">
            <text:p>0.9938</text:p>
          </table:table-cell>
          <table:table-cell table:style-name="ce1" table:formula="of:=([.F4]-[.$B4])/([.$K4]-[.$B4])" office:value-type="float" office:value="0.999984920832903" calcext:value-type="float">
            <text:p>1.0000</text:p>
          </table:table-cell>
          <table:table-cell table:style-name="ce1" table:formula="of:=([.G4]-[.$B4])/([.$K4]-[.$B4])" office:value-type="float" office:value="0.999986730332894" calcext:value-type="float">
            <text:p>1.0000</text:p>
          </table:table-cell>
          <table:table-cell table:style-name="ce1" table:formula="of:=([.H4]-[.$B4])/([.$K4]-[.$B4])" office:value-type="float" office:value="1" calcext:value-type="float">
            <text:p>1.0000</text:p>
          </table:table-cell>
          <table:table-cell table:style-name="ce1" table:number-columns-repeated="3"/>
        </table:table-row>
        <table:table-row table:style-name="ro1">
          <table:table-cell table:formula="of:=[.A5]" office:value-type="float" office:value="0.125" calcext:value-type="float">
            <text:p>0.125</text:p>
          </table:table-cell>
          <table:table-cell table:style-name="ce1" table:formula="of:=([.B5]-[.$B5])/([.$K5]-[.$B5])" office:value-type="float" office:value="-0" calcext:value-type="float">
            <text:p>0.0000</text:p>
          </table:table-cell>
          <table:table-cell table:style-name="ce1" table:formula="of:=([.C5]-[.$B5])/([.$K5]-[.$B5])" office:value-type="float" office:value="-0" calcext:value-type="float">
            <text:p>0.0000</text:p>
          </table:table-cell>
          <table:table-cell table:style-name="ce1" table:formula="of:=([.D5]-[.$B5])/([.$K5]-[.$B5])" office:value-type="float" office:value="0.973794263147426" calcext:value-type="float">
            <text:p>0.9738</text:p>
          </table:table-cell>
          <table:table-cell table:style-name="ce1" table:formula="of:=([.E5]-[.$B5])/([.$K5]-[.$B5])" office:value-type="float" office:value="0.974734848504276" calcext:value-type="float">
            <text:p>0.9747</text:p>
          </table:table-cell>
          <table:table-cell table:style-name="ce1" table:formula="of:=([.F5]-[.$B5])/([.$K5]-[.$B5])" office:value-type="float" office:value="0.999730120296887" calcext:value-type="float">
            <text:p>0.9997</text:p>
          </table:table-cell>
          <table:table-cell table:style-name="ce1" table:formula="of:=([.G5]-[.$B5])/([.$K5]-[.$B5])" office:value-type="float" office:value="0.999764926937926" calcext:value-type="float">
            <text:p>0.9998</text:p>
          </table:table-cell>
          <table:table-cell table:style-name="ce1" table:formula="of:=([.H5]-[.$B5])/([.$K5]-[.$B5])" office:value-type="float" office:value="0.999998827565782" calcext:value-type="float">
            <text:p>1.0000</text:p>
          </table:table-cell>
          <table:table-cell table:style-name="ce1" table:number-columns-repeated="3"/>
        </table:table-row>
        <table:table-row table:style-name="ro1">
          <table:table-cell table:formula="of:=[.A6]" office:value-type="float" office:value="0.25" calcext:value-type="float">
            <text:p>0.25</text:p>
          </table:table-cell>
          <table:table-cell table:style-name="ce1" table:formula="of:=([.B6]-[.$B6])/([.$K6]-[.$B6])" office:value-type="float" office:value="-0" calcext:value-type="float">
            <text:p>0.0000</text:p>
          </table:table-cell>
          <table:table-cell table:style-name="ce1" table:formula="of:=([.C6]-[.$B6])/([.$K6]-[.$B6])" office:value-type="float" office:value="-0" calcext:value-type="float">
            <text:p>0.0000</text:p>
          </table:table-cell>
          <table:table-cell table:style-name="ce1" table:formula="of:=([.D6]-[.$B6])/([.$K6]-[.$B6])" office:value-type="float" office:value="0.900083150602262" calcext:value-type="float">
            <text:p>0.9001</text:p>
          </table:table-cell>
          <table:table-cell table:style-name="ce1" table:formula="of:=([.E6]-[.$B6])/([.$K6]-[.$B6])" office:value-type="float" office:value="0.903536602856298" calcext:value-type="float">
            <text:p>0.9035</text:p>
          </table:table-cell>
          <table:table-cell table:style-name="ce1" table:formula="of:=([.F6]-[.$B6])/([.$K6]-[.$B6])" office:value-type="float" office:value="0.995145288466677" calcext:value-type="float">
            <text:p>0.9951</text:p>
          </table:table-cell>
          <table:table-cell table:style-name="ce1" table:formula="of:=([.G6]-[.$B6])/([.$K6]-[.$B6])" office:value-type="float" office:value="0.995795043876166" calcext:value-type="float">
            <text:p>0.9958</text:p>
          </table:table-cell>
          <table:table-cell table:style-name="ce1" table:formula="of:=([.H6]-[.$B6])/([.$K6]-[.$B6])" office:value-type="float" office:value="0.999895964278664" calcext:value-type="float">
            <text:p>0.9999</text:p>
          </table:table-cell>
          <table:table-cell table:style-name="ce1" table:number-columns-repeated="3"/>
        </table:table-row>
        <table:table-row table:style-name="ro1">
          <table:table-cell table:formula="of:=[.A7]" office:value-type="float" office:value="0.5" calcext:value-type="float">
            <text:p>0.5</text:p>
          </table:table-cell>
          <table:table-cell table:style-name="ce1" table:formula="of:=([.B7]-[.$B7])/([.$K7]-[.$B7])" office:value-type="float" office:value="-0" calcext:value-type="float">
            <text:p>0.0000</text:p>
          </table:table-cell>
          <table:table-cell table:style-name="ce1" table:formula="of:=([.C7]-[.$B7])/([.$K7]-[.$B7])" office:value-type="float" office:value="-0" calcext:value-type="float">
            <text:p>0.0000</text:p>
          </table:table-cell>
          <table:table-cell table:style-name="ce1" table:formula="of:=([.D7]-[.$B7])/([.$K7]-[.$B7])" office:value-type="float" office:value="0.710560855284215" calcext:value-type="float">
            <text:p>0.7106</text:p>
          </table:table-cell>
          <table:table-cell table:style-name="ce1" table:formula="of:=([.E7]-[.$B7])/([.$K7]-[.$B7])" office:value-type="float" office:value="0.718704059073718" calcext:value-type="float">
            <text:p>0.7187</text:p>
          </table:table-cell>
          <table:table-cell table:style-name="ce1" table:formula="of:=([.F7]-[.$B7])/([.$K7]-[.$B7])" office:value-type="float" office:value="0.938681941834489" calcext:value-type="float">
            <text:p>0.9387</text:p>
          </table:table-cell>
          <table:table-cell table:style-name="ce1" table:formula="of:=([.G7]-[.$B7])/([.$K7]-[.$B7])" office:value-type="float" office:value="0.94580007963028" calcext:value-type="float">
            <text:p>0.9458</text:p>
          </table:table-cell>
          <table:table-cell table:style-name="ce1" table:formula="of:=([.H7]-[.$B7])/([.$K7]-[.$B7])" office:value-type="float" office:value="0.992856509490907" calcext:value-type="float">
            <text:p>0.9929</text:p>
          </table:table-cell>
          <table:table-cell table:style-name="ce1" table:number-columns-repeated="3"/>
        </table:table-row>
        <table:table-row table:style-name="ro1">
          <table:table-cell table:formula="of:=[.A8]" office:value-type="float" office:value="1" calcext:value-type="float">
            <text:p>1</text:p>
          </table:table-cell>
          <table:table-cell table:style-name="ce1" table:formula="of:=([.B8]-[.$B8])/([.$K8]-[.$B8])" office:value-type="float" office:value="-0" calcext:value-type="float">
            <text:p>0.0000</text:p>
          </table:table-cell>
          <table:table-cell table:style-name="ce1" table:formula="of:=([.C8]-[.$B8])/([.$K8]-[.$B8])" office:value-type="float" office:value="0.0316954045729007" calcext:value-type="float">
            <text:p>0.0317</text:p>
          </table:table-cell>
          <table:table-cell table:style-name="ce1" table:formula="of:=([.D8]-[.$B8])/([.$K8]-[.$B8])" office:value-type="float" office:value="0.496392219215583" calcext:value-type="float">
            <text:p>0.4964</text:p>
          </table:table-cell>
          <table:table-cell table:style-name="ce1" table:formula="of:=([.E8]-[.$B8])/([.$K8]-[.$B8])" office:value-type="float" office:value="0.507453378408965" calcext:value-type="float">
            <text:p>0.5075</text:p>
          </table:table-cell>
          <table:table-cell table:style-name="ce1" table:formula="of:=([.F8]-[.$B8])/([.$K8]-[.$B8])" office:value-type="float" office:value="0.77189299296853" calcext:value-type="float">
            <text:p>0.7719</text:p>
          </table:table-cell>
          <table:table-cell table:style-name="ce1" table:formula="of:=([.G8]-[.$B8])/([.$K8]-[.$B8])" office:value-type="float" office:value="0.790709747984571" calcext:value-type="float">
            <text:p>0.7907</text:p>
          </table:table-cell>
          <table:table-cell table:style-name="ce1" table:formula="of:=([.H8]-[.$B8])/([.$K8]-[.$B8])" office:value-type="float" office:value="0.919421193060339" calcext:value-type="float">
            <text:p>0.9194</text:p>
          </table:table-cell>
          <table:table-cell table:style-name="ce1" table:number-columns-repeated="3"/>
        </table:table-row>
        <table:table-row table:style-name="ro1">
          <table:table-cell table:formula="of:=[.A9]" office:value-type="float" office:value="2" calcext:value-type="float">
            <text:p>2</text:p>
          </table:table-cell>
          <table:table-cell table:style-name="ce1" table:formula="of:=([.B9]-[.$B9])/([.$K9]-[.$B9])" office:value-type="float" office:value="-0" calcext:value-type="float">
            <text:p>0.0000</text:p>
          </table:table-cell>
          <table:table-cell table:style-name="ce1" table:formula="of:=([.C9]-[.$B9])/([.$K9]-[.$B9])" office:value-type="float" office:value="0.0843694441251312" calcext:value-type="float">
            <text:p>0.0844</text:p>
          </table:table-cell>
          <table:table-cell table:style-name="ce1" table:formula="of:=([.D9]-[.$B9])/([.$K9]-[.$B9])" office:value-type="float" office:value="0.389667961738325" calcext:value-type="float">
            <text:p>0.3897</text:p>
          </table:table-cell>
          <table:table-cell table:style-name="ce1" table:formula="of:=([.E9]-[.$B9])/([.$K9]-[.$B9])" office:value-type="float" office:value="0.402050265563883" calcext:value-type="float">
            <text:p>0.4021</text:p>
          </table:table-cell>
          <table:table-cell table:style-name="ce1" table:formula="of:=([.F9]-[.$B9])/([.$K9]-[.$B9])" office:value-type="float" office:value="0.651123624328574" calcext:value-type="float">
            <text:p>0.6511</text:p>
          </table:table-cell>
          <table:table-cell table:style-name="ce1" table:formula="of:=([.G9]-[.$B9])/([.$K9]-[.$B9])" office:value-type="float" office:value="0.674934799049225" calcext:value-type="float">
            <text:p>0.6749</text:p>
          </table:table-cell>
          <table:table-cell table:style-name="ce1" table:formula="of:=([.H9]-[.$B9])/([.$K9]-[.$B9])" office:value-type="float" office:value="0.825697744914095" calcext:value-type="float">
            <text:p>0.8257</text:p>
          </table:table-cell>
          <table:table-cell table:style-name="ce1" table:number-columns-repeated="3"/>
        </table:table-row>
        <table:table-row table:style-name="ro1">
          <table:table-cell table:formula="of:=[.A10]" office:value-type="float" office:value="4" calcext:value-type="float">
            <text:p>4</text:p>
          </table:table-cell>
          <table:table-cell table:style-name="ce1" table:formula="of:=([.B10]-[.$B10])/([.$K10]-[.$B10])" office:value-type="float" office:value="-0" calcext:value-type="float">
            <text:p>0.0000</text:p>
          </table:table-cell>
          <table:table-cell table:style-name="ce1" table:formula="of:=([.C10]-[.$B10])/([.$K10]-[.$B10])" office:value-type="float" office:value="0.0941513390468703" calcext:value-type="float">
            <text:p>0.0942</text:p>
          </table:table-cell>
          <table:table-cell table:style-name="ce1" table:formula="of:=([.D10]-[.$B10])/([.$K10]-[.$B10])" office:value-type="float" office:value="0.346103038301619" calcext:value-type="float">
            <text:p>0.3461</text:p>
          </table:table-cell>
          <table:table-cell table:style-name="ce1" table:formula="of:=([.E10]-[.$B10])/([.$K10]-[.$B10])" office:value-type="float" office:value="0.359335800844441" calcext:value-type="float">
            <text:p>0.3593</text:p>
          </table:table-cell>
          <table:table-cell table:style-name="ce1" table:formula="of:=([.F10]-[.$B10])/([.$K10]-[.$B10])" office:value-type="float" office:value="0.595306146925124" calcext:value-type="float">
            <text:p>0.5953</text:p>
          </table:table-cell>
          <table:table-cell table:style-name="ce1" table:formula="of:=([.G10]-[.$B10])/([.$K10]-[.$B10])" office:value-type="float" office:value="0.621016317194631" calcext:value-type="float">
            <text:p>0.6210</text:p>
          </table:table-cell>
          <table:table-cell table:style-name="ce1" table:formula="of:=([.H10]-[.$B10])/([.$K10]-[.$B10])" office:value-type="float" office:value="0.773974346092295" calcext:value-type="float">
            <text:p>0.7740</text:p>
          </table:table-cell>
          <table:table-cell table:style-name="ce1" table:number-columns-repeated="3"/>
        </table:table-row>
        <table:table-row table:style-name="ro1">
          <table:table-cell table:formula="of:=[.A11]" office:value-type="float" office:value="8" calcext:value-type="float">
            <text:p>8</text:p>
          </table:table-cell>
          <table:table-cell table:style-name="ce1" table:number-columns-repeated="10"/>
        </table:table-row>
        <table:table-row table:style-name="ro1">
          <table:table-cell table:formula="of:=[.A12]" office:value-type="float" office:value="16" calcext:value-type="float">
            <text:p>16</text:p>
          </table:table-cell>
          <table:table-cell table:style-name="ce1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7:38:03.821653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38:05.227277863</meta:creation-date>
    <meta:editing-duration>PT32M40S</meta:editing-duration>
    <meta:editing-cycles>2</meta:editing-cycles>
    <meta:generator>LibreOffice/5.1.6.2$Linux_X86_64 LibreOffice_project/10m0$Build-2</meta:generator>
    <dc:date>2017-05-26T18:28:20.444112104</dc:date>
    <meta:document-statistic meta:table-count="1" meta:cell-count="1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tru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24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4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4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4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2.707cm" style:legend-expansion="high" chart:style-name="ch2"/>
        <chart:plot-area chart:style-name="ch3" table:cell-range-address="Sheet1.A15:Sheet1.H24" chart:data-source-has-labels="row" svg:x="0.32cm" svg:y="0.18cm" svg:width="12.984cm" svg:height="8.64cm">
          <chartooo:coordinate-region svg:x="1.603cm" svg:y="0.38cm" svg:width="11.514cm" svg:height="7.943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</chart:axis>
          <chart:series chart:style-name="ch8" chart:values-cell-range-address="Sheet1.B16:Sheet1.B24" chart:label-cell-address="Sheet1.B15:Sheet1.B15" chart:class="chart:scatter">
            <chart:domain table:cell-range-address="Sheet1.A16:Sheet1.A24"/>
            <chart:data-point chart:repeated="9"/>
          </chart:series>
          <chart:series chart:style-name="ch9" chart:values-cell-range-address="Sheet1.C16:Sheet1.C24" chart:label-cell-address="Sheet1.C15:Sheet1.C15" chart:class="chart:scatter">
            <chart:data-point chart:repeated="9"/>
          </chart:series>
          <chart:series chart:style-name="ch10" chart:values-cell-range-address="Sheet1.D16:Sheet1.D24" chart:label-cell-address="Sheet1.D15:Sheet1.D15" chart:class="chart:scatter">
            <chart:data-point chart:repeated="9"/>
          </chart:series>
          <chart:series chart:style-name="ch11" chart:values-cell-range-address="Sheet1.E16:Sheet1.E24" chart:label-cell-address="Sheet1.E15:Sheet1.E15" chart:class="chart:scatter">
            <chart:data-point chart:repeated="9"/>
          </chart:series>
          <chart:series chart:style-name="ch12" chart:values-cell-range-address="Sheet1.F16:Sheet1.F24" chart:label-cell-address="Sheet1.F15:Sheet1.F15" chart:class="chart:scatter">
            <chart:data-point chart:repeated="9"/>
          </chart:series>
          <chart:series chart:style-name="ch13" chart:values-cell-range-address="Sheet1.G16:Sheet1.G24" chart:label-cell-address="Sheet1.G15:Sheet1.G15" chart:class="chart:scatter">
            <chart:data-point chart:repeated="9"/>
          </chart:series>
          <chart:series chart:style-name="ch14" chart:values-cell-range-address="Sheet1.H16:Sheet1.H24" chart:label-cell-address="Sheet1.H15:Sheet1.H15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-body</text:p>
                <draw:g>
                  <svg:desc>Sheet1.B15:Sheet1.B15</svg:desc>
                </draw:g>
              </table:table-cell>
              <table:table-cell office:value-type="string">
                <text:p>1-body</text:p>
                <draw:g>
                  <svg:desc>Sheet1.C15:Sheet1.C15</svg:desc>
                </draw:g>
              </table:table-cell>
              <table:table-cell office:value-type="string">
                <text:p>2-body</text:p>
                <draw:g>
                  <svg:desc>Sheet1.D15:Sheet1.D15</svg:desc>
                </draw:g>
              </table:table-cell>
              <table:table-cell office:value-type="string">
                <text:p>3-body</text:p>
                <draw:g>
                  <svg:desc>Sheet1.E15:Sheet1.E15</svg:desc>
                </draw:g>
              </table:table-cell>
              <table:table-cell office:value-type="string">
                <text:p>4-body</text:p>
                <draw:g>
                  <svg:desc>Sheet1.F15:Sheet1.F15</svg:desc>
                </draw:g>
              </table:table-cell>
              <table:table-cell office:value-type="string">
                <text:p>5-body</text:p>
                <draw:g>
                  <svg:desc>Sheet1.G15:Sheet1.G15</svg:desc>
                </draw:g>
              </table:table-cell>
              <table:table-cell office:value-type="string">
                <text:p>6-body</text:p>
                <draw:g>
                  <svg:desc>Sheet1.H15:Sheet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25">
                <text:p>0.015625</text:p>
                <draw:g>
                  <svg:desc>Sheet1.A16:Sheet1.A24</svg:desc>
                </draw:g>
              </table:table-cell>
              <table:table-cell office:value-type="float" office:value="-0">
                <text:p>-0</text:p>
                <draw:g>
                  <svg:desc>Sheet1.B16:Sheet1.B24</svg:desc>
                </draw:g>
              </table:table-cell>
              <table:table-cell office:value-type="float" office:value="-0">
                <text:p>-0</text:p>
                <draw:g>
                  <svg:desc>Sheet1.C16:Sheet1.C24</svg:desc>
                </draw:g>
              </table:table-cell>
              <table:table-cell office:value-type="float" office:value="0.999610555426138">
                <text:p>0.999610555426138</text:p>
                <draw:g>
                  <svg:desc>Sheet1.D16:Sheet1.D24</svg:desc>
                </draw:g>
              </table:table-cell>
              <table:table-cell office:value-type="float" office:value="0.999625344461786">
                <text:p>0.999625344461786</text:p>
                <draw:g>
                  <svg:desc>Sheet1.E16:Sheet1.E24</svg:desc>
                </draw:g>
              </table:table-cell>
              <table:table-cell office:value-type="float" office:value="1">
                <text:p>1</text:p>
                <draw:g>
                  <svg:desc>Sheet1.F16:Sheet1.F24</svg:desc>
                </draw:g>
              </table:table-cell>
              <table:table-cell office:value-type="float" office:value="1">
                <text:p>1</text:p>
                <draw:g>
                  <svg:desc>Sheet1.G16:Sheet1.G24</svg:desc>
                </draw:g>
              </table:table-cell>
              <table:table-cell office:value-type="float" office:value="1">
                <text:p>1</text:p>
                <draw:g>
                  <svg:desc>Sheet1.H16:Sheet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8425135185189">
                <text:p>0.998425135185189</text:p>
              </table:table-cell>
              <table:table-cell office:value-type="float" office:value="0.998480200388717">
                <text:p>0.9984802003887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93570243133551">
                <text:p>0.993570243133551</text:p>
              </table:table-cell>
              <table:table-cell office:value-type="float" office:value="0.993797033807175">
                <text:p>0.993797033807175</text:p>
              </table:table-cell>
              <table:table-cell office:value-type="float" office:value="0.999984920832903">
                <text:p>0.999984920832903</text:p>
              </table:table-cell>
              <table:table-cell office:value-type="float" office:value="0.999986730332894">
                <text:p>0.999986730332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73794263147426">
                <text:p>0.973794263147426</text:p>
              </table:table-cell>
              <table:table-cell office:value-type="float" office:value="0.974734848504276">
                <text:p>0.974734848504276</text:p>
              </table:table-cell>
              <table:table-cell office:value-type="float" office:value="0.999730120296887">
                <text:p>0.999730120296887</text:p>
              </table:table-cell>
              <table:table-cell office:value-type="float" office:value="0.999764926937926">
                <text:p>0.999764926937926</text:p>
              </table:table-cell>
              <table:table-cell office:value-type="float" office:value="0.999998827565782">
                <text:p>0.9999988275657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900083150602262">
                <text:p>0.900083150602262</text:p>
              </table:table-cell>
              <table:table-cell office:value-type="float" office:value="0.903536602856298">
                <text:p>0.903536602856298</text:p>
              </table:table-cell>
              <table:table-cell office:value-type="float" office:value="0.995145288466677">
                <text:p>0.995145288466677</text:p>
              </table:table-cell>
              <table:table-cell office:value-type="float" office:value="0.995795043876166">
                <text:p>0.995795043876166</text:p>
              </table:table-cell>
              <table:table-cell office:value-type="float" office:value="0.999895964278664">
                <text:p>0.999895964278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.710560855284215">
                <text:p>0.710560855284215</text:p>
              </table:table-cell>
              <table:table-cell office:value-type="float" office:value="0.718704059073718">
                <text:p>0.718704059073718</text:p>
              </table:table-cell>
              <table:table-cell office:value-type="float" office:value="0.938681941834489">
                <text:p>0.938681941834489</text:p>
              </table:table-cell>
              <table:table-cell office:value-type="float" office:value="0.94580007963028">
                <text:p>0.94580007963028</text:p>
              </table:table-cell>
              <table:table-cell office:value-type="float" office:value="0.992856509490907">
                <text:p>0.992856509490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-0">
                <text:p>-0</text:p>
              </table:table-cell>
              <table:table-cell office:value-type="float" office:value="0.0316954045729007">
                <text:p>0.0316954045729007</text:p>
              </table:table-cell>
              <table:table-cell office:value-type="float" office:value="0.496392219215583">
                <text:p>0.496392219215583</text:p>
              </table:table-cell>
              <table:table-cell office:value-type="float" office:value="0.507453378408965">
                <text:p>0.507453378408965</text:p>
              </table:table-cell>
              <table:table-cell office:value-type="float" office:value="0.77189299296853">
                <text:p>0.77189299296853</text:p>
              </table:table-cell>
              <table:table-cell office:value-type="float" office:value="0.790709747984571">
                <text:p>0.790709747984571</text:p>
              </table:table-cell>
              <table:table-cell office:value-type="float" office:value="0.919421193060339">
                <text:p>0.9194211930603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0.0843694441251312">
                <text:p>0.0843694441251312</text:p>
              </table:table-cell>
              <table:table-cell office:value-type="float" office:value="0.389667961738325">
                <text:p>0.389667961738325</text:p>
              </table:table-cell>
              <table:table-cell office:value-type="float" office:value="0.402050265563883">
                <text:p>0.402050265563883</text:p>
              </table:table-cell>
              <table:table-cell office:value-type="float" office:value="0.651123624328574">
                <text:p>0.651123624328574</text:p>
              </table:table-cell>
              <table:table-cell office:value-type="float" office:value="0.674934799049225">
                <text:p>0.674934799049225</text:p>
              </table:table-cell>
              <table:table-cell office:value-type="float" office:value="0.825697744914095">
                <text:p>0.825697744914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0.0941513390468703">
                <text:p>0.0941513390468703</text:p>
              </table:table-cell>
              <table:table-cell office:value-type="float" office:value="0.346103038301619">
                <text:p>0.346103038301619</text:p>
              </table:table-cell>
              <table:table-cell office:value-type="float" office:value="0.359335800844441">
                <text:p>0.359335800844441</text:p>
              </table:table-cell>
              <table:table-cell office:value-type="float" office:value="0.595306146925124">
                <text:p>0.595306146925124</text:p>
              </table:table-cell>
              <table:table-cell office:value-type="float" office:value="0.621016317194631">
                <text:p>0.621016317194631</text:p>
              </table:table-cell>
              <table:table-cell office:value-type="float" office:value="0.773974346092295">
                <text:p>0.7739743460922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